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5_tuning" table:style-name="ta1">
        <table:shapes>
          <draw:frame draw:z-index="0" draw:style-name="gr1" draw:text-style-name="P1" svg:width="6.2988in" svg:height="3.5429in" svg:x="5.715in" svg:y="0.1854in">
            <draw:object draw:notify-on-update-of-ranges="M_201028_FU_M10_T5_tuning.B1:M_201028_FU_M10_T5_tuning.B1 M_201028_FU_M10_T5_tuning.B2:M_201028_FU_M10_T5_tuning.B21 M_201028_FU_M10_T5_tuning.E1:M_201028_FU_M10_T5_tuning.E1 M_201028_FU_M10_T5_tuning.E2:M_201028_FU_M10_T5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710467527588689" calcext:value-type="float">
            <text:p>-0.007104675275887</text:p>
          </table:table-cell>
          <table:table-cell office:value-type="float" office:value="-7.31429476006751" calcext:value-type="float">
            <text:p>-7.314294760067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780228032527315" calcext:value-type="float">
            <text:p>-0.007802280325273</text:p>
          </table:table-cell>
          <table:table-cell office:value-type="float" office:value="-7.54145873255263" calcext:value-type="float">
            <text:p>-7.541458732552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580814038508955" calcext:value-type="float">
            <text:p>-0.00580814038509</text:p>
          </table:table-cell>
          <table:table-cell office:value-type="float" office:value="-7.71439321773245" calcext:value-type="float">
            <text:p>-7.7143932177324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37692512488623" calcext:value-type="float">
            <text:p>-0.009376925124886</text:p>
          </table:table-cell>
          <table:table-cell office:value-type="float" office:value="-7.85629526045641" calcext:value-type="float">
            <text:p>-7.856295260456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3254160187064" calcext:value-type="float">
            <text:p>-0.010325416018707</text:p>
          </table:table-cell>
          <table:table-cell office:value-type="float" office:value="-7.97250091988193" calcext:value-type="float">
            <text:p>-7.9725009198819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78352831785118" calcext:value-type="float">
            <text:p>-0.009783528317851</text:p>
          </table:table-cell>
          <table:table-cell office:value-type="float" office:value="-8.07652337629479" calcext:value-type="float">
            <text:p>-8.0765233762947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8026299505995" calcext:value-type="float">
            <text:p>-0.0108026299506</text:p>
          </table:table-cell>
          <table:table-cell office:value-type="float" office:value="-8.17455494285126" calcext:value-type="float">
            <text:p>-8.1745549428512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7891160341169" calcext:value-type="float">
            <text:p>-0.010789116034117</text:p>
          </table:table-cell>
          <table:table-cell office:value-type="float" office:value="-8.72931802678303" calcext:value-type="float">
            <text:p>-8.729318026783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3539740871927" calcext:value-type="float">
            <text:p>-0.010353974087193</text:p>
          </table:table-cell>
          <table:table-cell office:value-type="float" office:value="-10.0979901721594" calcext:value-type="float">
            <text:p>-10.09799017215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85941780209999" calcext:value-type="float">
            <text:p>-0.0098594178021</text:p>
          </table:table-cell>
          <table:table-cell office:value-type="float" office:value="-11.2098595700292" calcext:value-type="float">
            <text:p>-11.209859570029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221453627796" calcext:value-type="float">
            <text:p>-0.010221453627796</text:p>
          </table:table-cell>
          <table:table-cell office:value-type="float" office:value="-11.7520215625069" calcext:value-type="float">
            <text:p>-11.752021562506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96811179293102" calcext:value-type="float">
            <text:p>-0.008968111792931</text:p>
          </table:table-cell>
          <table:table-cell office:value-type="float" office:value="-12.0329366770734" calcext:value-type="float">
            <text:p>-12.03293667707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49899738776142" calcext:value-type="float">
            <text:p>-0.009498997387761</text:p>
          </table:table-cell>
          <table:table-cell office:value-type="float" office:value="-12.2136604111825" calcext:value-type="float">
            <text:p>-12.213660411182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98746591422492" calcext:value-type="float">
            <text:p>-0.008987465914225</text:p>
          </table:table-cell>
          <table:table-cell office:value-type="float" office:value="-12.3507018741473" calcext:value-type="float">
            <text:p>-12.350701874147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56187681526" calcext:value-type="float">
            <text:p>-0.01056187681526</text:p>
          </table:table-cell>
          <table:table-cell office:value-type="float" office:value="-12.4615157799603" calcext:value-type="float">
            <text:p>-12.46151577996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90847974902103" calcext:value-type="float">
            <text:p>-0.009908479749021</text:p>
          </table:table-cell>
          <table:table-cell office:value-type="float" office:value="-12.5575438716752" calcext:value-type="float">
            <text:p>-12.557543871675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42980470551506" calcext:value-type="float">
            <text:p>-0.009429804705515</text:p>
          </table:table-cell>
          <table:table-cell office:value-type="float" office:value="-12.6405333775675" calcext:value-type="float">
            <text:p>-12.640533377567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68946478908734" calcext:value-type="float">
            <text:p>-0.009689464789087</text:p>
          </table:table-cell>
          <table:table-cell office:value-type="float" office:value="-12.7344215670169" calcext:value-type="float">
            <text:p>-12.734421567016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88771796891156" calcext:value-type="float">
            <text:p>-0.008887717968912</text:p>
          </table:table-cell>
          <table:table-cell office:value-type="float" office:value="-12.9165174474254" calcext:value-type="float">
            <text:p>-12.916517447425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42212418938412" calcext:value-type="float">
            <text:p>-0.008422124189384</text:p>
          </table:table-cell>
          <table:table-cell office:value-type="float" office:value="-13.3045650019449" calcext:value-type="float">
            <text:p>-13.3045650019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6:23:51.965755168</dc:date>
    <meta:editing-duration>PT50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5_tuning.B1:M_201028_FU_M10_T5_tuning.B21 M_201028_FU_M10_T5_tuning.E1:M_201028_FU_M10_T5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5_tuning.B2:M_201028_FU_M10_T5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5_tuning.E2:M_201028_FU_M10_T5_tuning.E21" chart:label-cell-address="M_201028_FU_M10_T5_tuning.E1:M_201028_FU_M10_T5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5_tuning.E1:M_201028_FU_M10_T5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5_tuning.B2:M_201028_FU_M10_T5_tuning.B21</svg:desc>
                </draw:g>
              </table:table-cell>
              <table:table-cell office:value-type="float" office:value="-0.00710467527588689">
                <text:p>-0.00710467527588689</text:p>
                <draw:g>
                  <svg:desc>M_201028_FU_M10_T5_tuning.E2:M_201028_FU_M10_T5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780228032527315">
                <text:p>-0.007802280325273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580814038508955">
                <text:p>-0.005808140385089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937692512488623">
                <text:p>-0.009376925124886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03254160187064">
                <text:p>-0.01032541601870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978352831785118">
                <text:p>-0.009783528317851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08026299505995">
                <text:p>-0.01080262995059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07891160341169">
                <text:p>-0.010789116034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03539740871927">
                <text:p>-0.01035397408719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985941780209999">
                <text:p>-0.009859417802099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0221453627796">
                <text:p>-0.01022145362779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0896811179293102">
                <text:p>-0.008968111792931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949899738776142">
                <text:p>-0.009498997387761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898746591422492">
                <text:p>-0.008987465914224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056187681526">
                <text:p>-0.010561876815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0990847974902103">
                <text:p>-0.009908479749021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0942980470551506">
                <text:p>-0.009429804705515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968946478908734">
                <text:p>-0.009689464789087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0888771796891156">
                <text:p>-0.008887717968911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842212418938412">
                <text:p>-0.00842212418938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